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raw functions</text:p>
      <text:p text:style-name="Standard"/>
      <text:p text:style-name="Standard"/>
      <text:p text:style-name="Standard">to draw two histogram on same plot</text:p>
      <text:p text:style-name="Standard"/>
      <text:p text:style-name="Standard"/>
      <text:p text:style-name="Standard">h1-&gt;Draw();</text:p>
      <text:p text:style-name="Standard">h2-&gt;Draw(“same”);</text:p>
      <text:p text:style-name="Standard"/>
      <text:p text:style-name="Standard"/>
      <text:p text:style-name="Standard">to draw with error bars</text:p>
      <text:p text:style-name="Standard"/>
      <text:p text:style-name="Standard">Draw(“E”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Rajivalochan Subramaniam</meta:initial-creator>
    <meta:creation-date>2009-11-09T02:21:29</meta:creation-date>
    <dc:creator>Rajivalochan Subramaniam</dc:creator>
    <dc:date>2009-11-09T02:23:53</dc:date>
    <meta:editing-cycles>2</meta:editing-cycles>
    <meta:editing-duration>PT2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1" meta:character-count="109"/>
  </office:meta>
</office:document-meta>
</file>